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8f5c" officeooo:paragraph-rsid="001f8f5c"/>
    </style:style>
    <style:style style:name="P2" style:family="paragraph" style:parent-style-name="Standard">
      <style:text-properties fo:font-weight="bold" officeooo:rsid="001f8f5c" officeooo:paragraph-rsid="001f8f5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s/>4</text:p>
      <text:p text:style-name="P1"/>
      <text:p text:style-name="P1">1. Write programs to simulate the working of</text:p>
      <text:p text:style-name="P1">a) Utopian Simplex Protocol.</text:p>
      <text:p text:style-name="P1">b) Stop and Wait Protocol in error free channel.</text:p>
      <text:p text:style-name="P1">c) Stop and Wait Protocol in noisy channel.</text:p>
      <text:p text:style-name="P1"><text:s/>You are required to implement physical layer, link layer and network layer functionalties by including events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08:31:26.233674185</meta:creation-date>
    <dc:date>2019-08-28T08:37:46.792187773</dc:date>
    <meta:editing-duration>PT6M22S</meta:editing-duration>
    <meta:editing-cycles>1</meta:editing-cycles>
    <meta:document-statistic meta:table-count="0" meta:image-count="0" meta:object-count="0" meta:page-count="1" meta:paragraph-count="6" meta:word-count="47" meta:character-count="288" meta:non-whitespace-character-count="244"/>
    <meta:generator>LibreOffice/5.4.6.2$Linux_X86_64 LibreOffice_project/40m0$Build-2</meta:generator>
  </office:meta>
</office:document-meta>
</file>